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officeooo:paragraph-rsid="0016caa9" style:font-size-asian="18pt" style:font-size-complex="18pt"/>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officeooo:rsid="0018db9f" officeooo:paragraph-rsid="0018db9f" style:font-size-asian="18pt" style:font-size-complex="18pt"/>
    </style:style>
    <style:style style:name="P4" style:family="paragraph" style:parent-style-name="Standard">
      <style:paragraph-properties fo:text-align="start" style:justify-single-word="false"/>
      <style:text-properties fo:font-size="12pt" officeooo:rsid="0014a594" officeooo:paragraph-rsid="0014a594" style:font-size-asian="10.5pt" style:font-size-complex="12pt"/>
    </style:style>
    <style:style style:name="P5" style:family="paragraph" style:parent-style-name="Standard">
      <style:paragraph-properties fo:text-align="start" style:justify-single-word="false"/>
      <style:text-properties fo:font-size="12pt" officeooo:rsid="0014a594" officeooo:paragraph-rsid="001621a9" style:font-size-asian="10.5pt" style:font-size-complex="12pt"/>
    </style:style>
    <style:style style:name="P6" style:family="paragraph" style:parent-style-name="Standard">
      <style:paragraph-properties fo:text-align="start" style:justify-single-word="false"/>
      <style:text-properties fo:font-size="12pt" officeooo:rsid="001621a9" officeooo:paragraph-rsid="001621a9" style:font-size-asian="10.5pt" style:font-size-complex="12pt"/>
    </style:style>
    <style:style style:name="P7" style:family="paragraph" style:parent-style-name="Standard">
      <style:paragraph-properties fo:text-align="start" style:justify-single-word="false"/>
      <style:text-properties fo:font-size="12pt" officeooo:rsid="001621a9" officeooo:paragraph-rsid="0016caa9" style:font-size-asian="10.5pt" style:font-size-complex="12pt"/>
    </style:style>
    <style:style style:name="P8" style:family="paragraph" style:parent-style-name="Standard">
      <style:paragraph-properties fo:text-align="start" style:justify-single-word="false"/>
      <style:text-properties fo:font-size="12pt" officeooo:rsid="0016caa9" officeooo:paragraph-rsid="0016caa9" style:font-size-asian="10.5pt" style:font-size-complex="12pt"/>
    </style:style>
    <style:style style:name="P9" style:family="paragraph" style:parent-style-name="Standard">
      <style:paragraph-properties fo:text-align="center" style:justify-single-word="false"/>
      <style:text-properties fo:font-size="12pt" officeooo:rsid="0016caa9" style:font-size-asian="10.5pt" style:font-size-complex="12pt"/>
    </style:style>
    <style:style style:name="P10" style:family="paragraph" style:parent-style-name="Standard">
      <style:paragraph-properties fo:text-align="start" style:justify-single-word="false"/>
      <style:text-properties fo:font-size="12pt" officeooo:rsid="0018db9f" officeooo:paragraph-rsid="0018db9f" style:font-size-asian="10.5pt" style:font-size-complex="12pt"/>
    </style:style>
    <style:style style:name="P11" style:family="paragraph" style:parent-style-name="Standard">
      <style:paragraph-properties fo:text-align="start" style:justify-single-word="false"/>
      <style:text-properties officeooo:paragraph-rsid="001621a9"/>
    </style:style>
    <style:style style:name="P12" style:family="paragraph" style:parent-style-name="Standard">
      <style:text-properties officeooo:paragraph-rsid="0016caa9"/>
    </style:style>
    <style:style style:name="P13" style:family="paragraph" style:parent-style-name="Standard">
      <style:paragraph-properties fo:text-align="center" style:justify-single-word="false"/>
      <style:text-properties fo:font-size="18pt" style:text-underline-style="solid" style:text-underline-width="auto" style:text-underline-color="font-color" officeooo:rsid="0018db9f" officeooo:paragraph-rsid="0018db9f" style:font-size-asian="18pt" style:font-size-complex="18pt"/>
    </style:style>
    <style:style style:name="T1" style:family="text">
      <style:text-properties officeooo:rsid="0014a594"/>
    </style:style>
    <style:style style:name="T2" style:family="text">
      <style:text-properties style:text-underline-style="solid" style:text-underline-width="auto" style:text-underline-color="font-color" officeooo:rsid="0014a594"/>
    </style:style>
    <style:style style:name="T3" style:family="text">
      <style:text-properties style:text-underline-style="solid" style:text-underline-width="auto" style:text-underline-color="font-color" officeooo:rsid="0016caa9"/>
    </style:style>
    <style:style style:name="T4" style:family="text">
      <style:text-properties officeooo:rsid="001621a9"/>
    </style:style>
    <style:style style:name="T5" style:family="text">
      <style:text-properties officeooo:rsid="0016caa9"/>
    </style:style>
    <style:style style:name="T6" style:family="text">
      <style:text-properties officeooo:rsid="00178673"/>
    </style:style>
    <style:style style:name="T7" style:family="text">
      <style:text-properties officeooo:rsid="001a41ff"/>
    </style:style>
    <style:style style:name="T8" style:family="text">
      <style:text-properties officeooo:rsid="001cb3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ésentation du contexte:</text:p>
      <text:p text:style-name="P3"/>
      <text:p text:style-name="P10"/>
      <text:p text:style-name="P10">La lutte contre les incendies est prise en charge par le Service Départemental d’incendie et de Secours (SDIS)</text:p>
      <text:p text:style-name="P10">L’unité en charge de cette lutte est le Centre Incendie Secours (CIS).</text:p>
      <text:p text:style-name="P10"/>
      <text:p text:style-name="P10">Sur le terrain, les pompiers de cette unité ont des équipements de protection ne leur permettant pas d’utiliser les applications mobiles courantes. <text:s/>Ils doivent donc être en mesure d’utiliser une application sur leurs appareils et cela en prenant compte de toutes les contraintes que leurs opérations imposent.</text:p>
      <text:p text:style-name="P10"/>
      <text:p text:style-name="P10">Le camion de lutte anti-incendies doit équiper ses pompiers de cette application. En effet, le chef d'agrès doit être capable de donner les variables de l’opération tel que la longueur de l’établissement, le débit, le diamètre et la rugosité du tuyau afin de gagner en temps et en précision dans le choix des tuyaux et de la pression qu’ils emploient. </text:p>
      <text:p text:style-name="P10"/>
      <text:p text:style-name="P10">Afin de répondre à ces contraintes, <text:span text:style-name="T7">le SDIS </text:span>se modernise et met en place une nouvelle application <text:span text:style-name="T7">pour</text:span> leurs appareils de terrain.</text:p>
      <text:p text:style-name="P10"/>
      <text:p text:style-name="P10">C’est une évolution très importante permettant un gain de temps considérable sur chacune des opérations.</text:p>
      <text:p text:style-name="P2"/>
      <text:p text:style-name="P2"/>
      <text:p text:style-name="P2"><text:span text:style-name="T2">Expression du besoin </text:span><text:span text:style-name="T3">&amp; c</text:span><text:span text:style-name="T2">ontraintes</text:span><text:span text:style-name="T1"> :</text:span></text:p>
      <text:p text:style-name="P1"/>
      <text:p text:style-name="P9"/>
      <text:p text:style-name="P8"/>
      <text:p text:style-name="P8">L'application se doit de permettre de calculer la pression à envoyer dans le tuyaux( en bars ) après avoir rentr<text:span text:style-name="T8">é</text:span> les informations permettant sa réalisation ( Longueur de l'etablissement, Hauteur de l'etablissement, Débit du tuyaux, Longueur du tuyaux, Hauteur du tuyaux, Diamètre du tuyaux )</text:p>
      <text:p text:style-name="P8"/>
      <text:p text:style-name="P4">L'application se doit d'<text:span text:style-name="T8">ê</text:span>tre <text:span text:style-name="T8">e</text:span>rgonomique pour permettre aux pompiers <text:span text:style-name="T4">de rentrer les paramètres de l'établissement afin de calculer la pression qui doit être fournie à la sortie du camion avec leurs gants. Mais également elle se doit d'être facile de prise en main pour que les pompiers gagnent du temps à utiliser l'application.</text:span></text:p>
      <text:p text:style-name="P4"/>
      <text:p text:style-name="P6">L'application se doit d'<text:span text:style-name="T8">ê</text:span>tre applicable sur tout support ( tablette, portable, support durci, ordinateur). </text:p>
      <text:p text:style-name="P6"/>
      <text:p text:style-name="P6"><text:span text:style-name="T5">L'application ne doit pas nécessiter </text:span>une <text:span text:style-name="T6">c</text:span>onnexion pour <text:s/>éviter les problèmes de perte de temps d<text:span text:style-name="T8">ûs</text:span> à un réseau défaillant. <text:span text:style-name="T6">Egalement elle ne doit pas nécessiter d'authentification</text:span></text:p>
      <text:p text:style-name="P6"/>
      <text:p text:style-name="P6"><text:span text:style-name="T7">Elle se</text:span> doit d'<text:span text:style-name="T8">ê</text:span>tre compat<text:span text:style-name="T8">i</text:span>ble Android <text:span text:style-name="T5">car c'est le support officiel utilisé par le SDIS 29.</text:span></text:p>
      <text:p text:style-name="P11"/>
      <text:p text:style-name="P12"/>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21S</meta:editing-duration>
    <meta:editing-cycles>8</meta:editing-cycles>
    <meta:generator>LibreOffice/5.3.3.2$Windows_X86_64 LibreOffice_project/3d9a8b4b4e538a85e0782bd6c2d430bafe583448</meta:generator>
    <dc:date>2019-03-14T11:07:08.444000000</dc:date>
    <meta:document-statistic meta:table-count="0" meta:image-count="0" meta:object-count="0" meta:page-count="1" meta:paragraph-count="13" meta:word-count="338" meta:character-count="2136" meta:non-whitespace-character-count="1807"/>
    <meta:user-defined meta:name="Info 1"/>
    <meta:user-defined meta:name="Info 2"/>
    <meta:user-defined meta:name="Info 3"/>
    <meta:user-defined meta:name="Info 4"/>
  </office:meta>
</office:document-meta>
</file>